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8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margin-top="0cm" fo:margin-bottom="0.499cm" style:contextual-spacing="false" style:line-height-at-least="0.503cm"/>
    </style:style>
    <style:style style:name="P14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officeooo:rsid="00201ba1"/>
    </style:style>
    <style:style style:name="T10" style:family="text">
      <style:text-properties officeooo:rsid="00218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0">9</text:span></text:p>
      <text:p text:style-name="P4"/>
      <text:p text:style-name="P4"/>
      <text:p text:style-name="P3">Постановка задачи.</text:p>
      <text:p text:style-name="P3"/>
      <text:p text:style-name="P6">Дан словарь с четным количеством элементов. Найти суммы значений</text:p>
      <text:p text:style-name="P6">элементов первой и второй половин с использованием функции. Результаты вывести на экран.</text:p>
      <text:p text:style-name="P6"/>
      <text:p text:style-name="P3"/>
      <text:p text:style-name="P3"/>
      <text:p text:style-name="P3">Текст программы:</text:p>
      <text:p text:style-name="P3"/>
      <text:p text:style-name="P10"><text:span text:style-name="T1">numbers</text:span> <text:span text:style-name="T2">=</text:span> {}</text:p>
      <text:p text:style-name="P5"><text:span text:style-name="T1">summ_one</text:span> <text:span text:style-name="T2">=</text:span> <text:span text:style-name="T7">0</text:span></text:p>
      <text:p text:style-name="P5"><text:span text:style-name="T1">summ_two</text:span> <text:span text:style-name="T2">=</text:span> <text:span text:style-name="T7">0</text:span></text:p>
      <text:p text:style-name="P13"/>
      <text:p text:style-name="P5"><text:span text:style-name="T8">def</text:span> <text:span text:style-name="T4">create_dict</text:span>(<text:span text:style-name="T1">i</text:span>):</text:p>
      <text:p text:style-name="P5"><text:span text:style-name="T6">try</text:span>:</text:p>
      <text:p text:style-name="P5"><text:span text:style-name="T1">numbers</text:span>[<text:span text:style-name="T1">i</text:span>]<text:span text:style-name="T2">=</text:span><text:span text:style-name="T3">int</text:span>(<text:span text:style-name="T4">input</text:span>(<text:span text:style-name="T5">'Введите число: '</text:span>))</text:p>
      <text:p text:style-name="P5"><text:span text:style-name="T6">except</text:span>:</text:p>
      <text:p text:style-name="P5"><text:span text:style-name="T4">print</text:span>(<text:span text:style-name="T5">'Значение должно быть целым чилом!'</text:span>)</text:p>
      <text:p text:style-name="P5"><text:span text:style-name="T4">create_dict</text:span>(<text:span text:style-name="T1">i</text:span>)</text:p>
      <text:p text:style-name="P13"/>
      <text:p text:style-name="P9"># numbers = {i:int(input('Введите число')) for i in range(int(input('Введите чётное число')))}</text:p>
      <text:p text:style-name="P5"><text:span text:style-name="T6">try</text:span>:</text:p>
      <text:p text:style-name="P5"><text:span text:style-name="T1">n</text:span> <text:span text:style-name="T2">=</text:span> <text:span text:style-name="T3">int</text:span>(<text:span text:style-name="T4">input</text:span>(<text:span text:style-name="T5">'Введите количество значений (чётное количество): '</text:span>))</text:p>
      <text:p text:style-name="P5"/>
      <text:p text:style-name="P5"><text:span text:style-name="T6">if</text:span> <text:span text:style-name="T1">n</text:span><text:span text:style-name="T2">%</text:span><text:span text:style-name="T7">2</text:span> <text:span text:style-name="T2">==</text:span> <text:span text:style-name="T7">0</text:span>:</text:p>
      <text:p text:style-name="P5"><text:span text:style-name="T6">for</text:span> <text:span text:style-name="T1">i</text:span> <text:span text:style-name="T6">in</text:span> <text:span text:style-name="T3">range</text:span>(<text:span text:style-name="T1">n</text:span>):</text:p>
      <text:p text:style-name="P5"><text:span text:style-name="T4">create_dict</text:span>(<text:span text:style-name="T1">i</text:span>)</text:p>
      <text:p text:style-name="P5"><text:span text:style-name="T6">else</text:span>:</text:p>
      <text:p text:style-name="P5"><text:span text:style-name="T4">print</text:span>(<text:span text:style-name="T5">'Введено нечётное число'</text:span>)</text:p>
      <text:p text:style-name="P5"><text:span text:style-name="T6">for</text:span> <text:span text:style-name="T1">i</text:span> <text:span text:style-name="T6">in</text:span> <text:span text:style-name="T1">numbers</text:span>:</text:p>
      <text:p text:style-name="P5"><text:span text:style-name="T6">if</text:span> <text:span text:style-name="T1">i</text:span> <text:span text:style-name="T2">&lt;</text:span> <text:span text:style-name="T4">len</text:span>(<text:span text:style-name="T1">numbers</text:span>)<text:span text:style-name="T2">//</text:span><text:span text:style-name="T7">2</text:span>:</text:p>
      <text:p text:style-name="P5"><text:span text:style-name="T1">summ_one</text:span><text:span text:style-name="T2">+=</text:span><text:span text:style-name="T1">numbers</text:span>[<text:span text:style-name="T1">i</text:span>]</text:p>
      <text:p text:style-name="P5"><text:span text:style-name="T6">else</text:span>:</text:p>
      <text:p text:style-name="P5"><text:span text:style-name="T1">summ_two</text:span><text:span text:style-name="T2">+=</text:span><text:span text:style-name="T1">numbers</text:span>[<text:span text:style-name="T1">i</text:span>]</text:p>
      <text:p text:style-name="P5"><text:span text:style-name="T4">print</text:span>(<text:span text:style-name="T8">f</text:span><text:span text:style-name="T5">'Сумма первой половины значений равна </text:span><text:span text:style-name="T8">{</text:span><text:span text:style-name="T1">summ_one</text:span><text:span text:style-name="T8">}</text:span><text:span text:style-name="T5">'</text:span>)</text:p>
      <text:p text:style-name="P5"><text:span text:style-name="T4">print</text:span>(<text:span text:style-name="T8">f</text:span><text:span text:style-name="T5">'Сумма второй половины значений равна </text:span><text:span text:style-name="T8">{</text:span><text:span text:style-name="T1">summ_two</text:span><text:span text:style-name="T8">}</text:span><text:span text:style-name="T5">'</text:span>)</text:p>
      <text:p text:style-name="P5"><text:span text:style-name="T6">except</text:span>:</text:p>
      <text:p text:style-name="P12">pass</text:p>
      <text:p text:style-name="P10"/>
      <text:p text:style-name="P3"/>
      <text:p text:style-name="P3"/>
      <text:p text:style-name="P3"/>
      <text:p text:style-name="P3"><text:soft-page-break/></text:p>
      <text:p text:style-name="P3">Протокол работы программы:</text:p>
      <text:p text:style-name="P3"/>
      <text:p text:style-name="P4">Введите количество значений (чётное количество): 4</text:p>
      <text:p text:style-name="P4">Введите число: 2</text:p>
      <text:p text:style-name="P4">Введите число: 2</text:p>
      <text:p text:style-name="P4">Введите число: 5</text:p>
      <text:p text:style-name="P4">Введите число: 5</text:p>
      <text:p text:style-name="P4">Сумма первой половины значений равна 4</text:p>
      <text:p text:style-name="P4">Сумма второй половины значений равна 10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3-11-10T18:38:56.194386934</dc:date>
    <meta:editing-duration>PT18M2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46" meta:character-count="1079" meta:non-whitespace-character-count="973"/>
  </office:meta>
</office:document-meta>
</file>